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8b62" officeooo:paragraph-rsid="001f8b62"/>
    </style:style>
    <style:style style:name="P2" style:family="paragraph" style:parent-style-name="Standard">
      <style:paragraph-properties fo:text-align="justify" style:justify-single-word="false"/>
      <style:text-properties officeooo:paragraph-rsid="001f8b62"/>
    </style:style>
    <style:style style:name="T1" style:family="text">
      <style:text-properties officeooo:rsid="001f8b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st de l’informatique parce que …</text:p>
      <text:p text:style-name="P1"/>
      <text:p text:style-name="P2"><text:span text:style-name="T1">L’activité présentée est une activité qui présente le fonctionnement des réseaux, tels qu’ils existent actuellement dans le monde. Un ensemble de machines (de type et de fonctionnement variés) doivent communiquer entre elles pour se transmettre des messages. De plus, du fait du très grand nombre de machines présentes dans le réseau, il est a peu près impossible d’avoir une « table de routage » complète, autrement dit un tableau contenant un chemin pour chaque machine destinatrice.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12:56:50.939000000</meta:creation-date>
    <dc:date>2020-11-05T13:24:21.895000000</dc:date>
    <meta:editing-duration>PT7M10S</meta:editing-duration>
    <meta:editing-cycles>1</meta:editing-cycles>
    <meta:document-statistic meta:table-count="0" meta:image-count="0" meta:object-count="0" meta:page-count="1" meta:paragraph-count="2" meta:word-count="82" meta:character-count="521" meta:non-whitespace-character-count="440"/>
    <meta:generator>LibreOffice/7.0.2.2$Windows_X86_64 LibreOffice_project/8349ace3c3162073abd90d81fd06dcfb6b36b994</meta:generator>
  </office:meta>
</office:document-meta>
</file>